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ekmuk Headline" svg:font-family="'Baekmuk Headline'" style:font-pitch="variable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0.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P6" style:family="paragraph">
      <style:paragraph-properties fo:text-align="center"/>
      <style:text-properties style:font-name="Baekmuk Headline" fo:font-size="9pt" style:font-size-asian="9pt" style:font-size-complex="9pt"/>
    </style:style>
    <style:style style:name="P7" style:family="paragraph">
      <style:paragraph-properties fo:text-align="center"/>
      <style:text-properties style:font-name="FreeMono"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Baekmuk Headline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cm" svg:x="4.75cm" svg:y="5.2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95cm" svg:y="5.25cm">
          <text:p text:style-name="P1">8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5cm" svg:y="5.25cm">
          <text:p text:style-name="P1">9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75cm" svg:y="6.4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95cm" svg:y="6.4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5cm" svg:y="6.4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75cm" svg:y="7.6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5.95cm" svg:y="7.6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5cm" svg:y="7.6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6cm" svg:y="8.8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4.8cm" svg:y="8.85cm">
          <text:p text:style-name="P1">,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7.15cm" svg:y="8.85cm">
          <text:p text:style-name="P1">@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.35cm" svg:y="5.25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.35cm" svg:y="6.4cm">
          <text:p text:style-name="P1">-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.35cm" svg:y="7.65cm">
          <text:p text:style-name="P1">*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8.35cm" svg:y="8.85cm">
          <text:p text:style-name="P1">/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cm" svg:height="1cm" svg:x="2.5cm" svg:y="3cm">
          <draw:text-box>
            <text:p>Patching Numpad Layout</text:p>
          </draw:text-box>
        </draw:frame>
        <draw:frame draw:style-name="gr3" draw:text-style-name="P4" draw:layer="layout" svg:width="7cm" svg:height="0.75cm" svg:x="2.5cm" svg:y="3.75cm">
          <draw:text-box>
            <text:p text:style-name="P3"><text:span text:style-name="T1">Enter key is the one used by the MIDI-Input</text:span></text:p>
          </draw:text-box>
        </draw:frame>
        <draw:frame draw:style-name="gr2" draw:text-style-name="P2" draw:layer="layout" svg:width="7.25cm" svg:height="1cm" svg:x="2.5cm" svg:y="11.25cm">
          <draw:text-box>
            <text:p>Maco key layout</text:p>
          </draw:text-box>
        </draw:frame>
        <draw:custom-shape draw:style-name="gr1" draw:text-style-name="P5" draw:layer="layout" svg:width="1cm" svg:height="1cm" svg:x="4.75cm" svg:y="12.45cm">
          <text:p text:style-name="P5"><text:span text:style-name="T1">M1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cm" svg:height="1cm" svg:x="5.95cm" svg:y="12.45cm">
          <text:p text:style-name="P5"><text:span text:style-name="T1">M2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cm" svg:height="1cm" svg:x="7.15cm" svg:y="12.45cm">
          <text:p text:style-name="P5"><text:span text:style-name="T1">M3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1cm" svg:height="1cm" svg:x="4.75cm" svg:y="13.65cm">
          <text:p text:style-name="P6"><text:span text:style-name="T2">⏯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5.95cm" svg:y="13.65cm">
          <text:p text:style-name="P6"><text:span text:style-name="T2">⏯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7.15cm" svg:y="13.65cm">
          <text:p text:style-name="P6"><text:span text:style-name="T2">⏯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cm" svg:height="1cm" svg:x="8.35cm" svg:y="12.45cm">
          <text:p text:style-name="P5"><text:span text:style-name="T1">M4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8.4cm" svg:y="13.65cm">
          <text:p text:style-name="P6"><text:span text:style-name="T2">⏯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cm" svg:height="1cm" svg:x="9.55cm" svg:y="12.45cm">
          <text:p text:style-name="P5"><text:span text:style-name="T1">M5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cm" svg:height="1cm" svg:x="10.75cm" svg:y="12.45cm">
          <text:p text:style-name="P5"><text:span text:style-name="T1">M6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cm" svg:height="1cm" svg:x="11.95cm" svg:y="12.45cm">
          <text:p text:style-name="P5"><text:span text:style-name="T1">M7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9.55cm" svg:y="13.65cm">
          <text:p text:style-name="P6"><text:span text:style-name="T2">⏯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10.75cm" svg:y="13.65cm">
          <text:p text:style-name="P6"><text:span text:style-name="T2">⏯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11.95cm" svg:y="13.65cm">
          <text:p text:style-name="P6"><text:span text:style-name="T2">⏯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cm" svg:height="1cm" svg:x="13.15cm" svg:y="12.45cm">
          <text:p text:style-name="P5"><text:span text:style-name="T1">M8</text:span></text:p>
          <draw:enhanced-geometry svg:viewBox="0 0 21600 21600" draw:type="rectangle" draw:enhanced-path="M 0 0 L 21600 0 21600 21600 0 21600 0 0 Z N"/>
        </draw:custom-shape>
        <draw:custom-shape draw:style-name="gr1" draw:text-style-name="P6" draw:layer="layout" svg:width="1cm" svg:height="1cm" svg:x="13.15cm" svg:y="13.65cm">
          <text:p text:style-name="P6"><text:span text:style-name="T2">⏯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ekmuk Headline" svg:font-family="'Baekmuk Headline'" style:font-pitch="variable"/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3T11:02:11.598089486</meta:creation-date>
    <dc:date>2023-11-13T11:20:35.049300777</dc:date>
    <meta:editing-duration>PT8M12S</meta:editing-duration>
    <meta:editing-cycles>1</meta:editing-cycles>
    <meta:document-statistic meta:object-count="35"/>
    <meta:generator>LibreOffice/7.3.7.2$Linux_X86_64 LibreOffice_project/30$Build-2</meta:generator>
  </office:meta>
</office:document-meta>
</file>